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text-indent="0in" style:auto-text-indent="false" fo:padding="0.0311in" fo:border="0.06pt inset #000000" style:writing-mode="lr-tb"/>
    </style:style>
    <style:style style:name="P2" style:family="paragraph" style:parent-style-name="Preformatted_20_Text">
      <style:paragraph-properties fo:margin-top="0in" fo:margin-bottom="0in" loext:contextual-spacing="false" fo:text-align="start" style:justify-single-word="false" fo:padding="0.0311in" fo:border="0.06pt inset #000000" style:writing-mode="lr-tb"/>
    </style:style>
    <style:style style:name="P3" style:family="paragraph" style:parent-style-name="Standard">
      <style:text-properties officeooo:rsid="0015e36c" officeooo:paragraph-rsid="0015e36c"/>
    </style:style>
    <style:style style:name="P4" style:family="paragraph" style:parent-style-name="Standard">
      <style:text-properties officeooo:rsid="001767e2" officeooo:paragraph-rsid="001767e2"/>
    </style:style>
    <style:style style:name="T1" style:family="text">
      <style:text-properties officeooo:rsid="00192c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!/bin/bash</text:p>
      <text:p text:style-name="P2">#Purpose = backup changed files from main server to aaserver2</text:p>
      <text:p text:style-name="P2">#Start</text:p>
      <text:p text:style-name="P2"/>
      <text:p text:style-name="P2">#Variables</text:p>
      <text:p text:style-name="P2">SOURCE="aasladmin@aaserver.aasussex.lan:/data/"</text:p>
      <text:p text:style-name="P2">DESTINATION="/data/"</text:p>
      <text:p text:style-name="P2">LOGFILE=/var/log/rsyncDataBackup.log</text:p>
      <text:p text:style-name="P2">SENDER="aasussex@aasussex.co.uk"</text:p>
      <text:p text:style-name="P2">RECIPIENT="simonbarrett@aasussex.co.uk"</text:p>
      <text:p text:style-name="P2">SUBJECT="AAServer - AAServer2 Backup ERROR - Log Attached"</text:p>
      <text:p text:style-name="P2">BODY="Latest Backup of Data from AAServer to AAServer2 did not complete successfully"</text:p>
      <text:p text:style-name="P2"/>
      <text:p text:style-name="P2">#Do the deed</text:p>
      <text:p text:style-name="P2">rsync -avhq -e "ssh -p 22221" $SOURCE $DESTINATION --log-file=$LOGFILE</text:p>
      <text:p text:style-name="P2">SUCCESS=$?</text:p>
      <text:p text:style-name="P2">echo $SUCCESS</text:p>
      <text:p text:style-name="P2"/>
      <text:p text:style-name="P2">#Email Notification</text:p>
      <text:p text:style-name="P2">if [ "${SUCCESS}" = "0" ]; then</text:p>
      <text:p text:style-name="P2">echo "Backup Process was Successful"</text:p>
      <text:p text:style-name="P2">else</text:p>
      <text:p text:style-name="P2">echo "Backup Process was UN-SUCCESSFUL"</text:p>
      <text:p text:style-name="P2">echo "Sending Email..."</text:p>
      <text:p text:style-name="P2">echo "$BODY" | mail -s "$SUBJECT" -r "$SENDER" -a "$LOGFILE" "$RECIPIENT"</text:p>
      <text:p text:style-name="P2">echo "Email Sent."</text:p>
      <text:p text:style-name="P2">exit 1</text:p>
      <text:p text:style-name="P2">fi</text:p>
      <text:p text:style-name="P2">#END</text:p>
      <text:p text:style-name="Standard"/>
      <text:p text:style-name="P3">contoh sintaks rsync error send notification</text:p>
      <text:p text:style-name="P3"/>
      <text:p text:style-name="P4">contoh <text:span text:style-name="T1">bash backup + notification email + log-file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#!/bin/bash</text:p>
            <text:p text:style-name="Table_20_Contents">#Purpose = <text:span text:style-name="T1">backup file with Rsync</text:span></text:p>
            <text:p text:style-name="Table_20_Contents">#Start</text:p>
            <text:p text:style-name="Table_20_Contents"/>
            <text:p text:style-name="Table_20_Contents">##Variables</text:p>
            <text:p text:style-name="Table_20_Contents"/>
            <text:p text:style-name="Table_20_Contents">#Folder Asal</text:p>
            <text:p text:style-name="Table_20_Contents">SOURCE="/home/bimasakti/cobabackup/*"</text:p>
            <text:p text:style-name="Table_20_Contents">#Folder Yg Dituju</text:p>
            <text:p text:style-name="Table_20_Contents">DESTINATION="bimasakti@192.168.36.128:/home/bimasakti"</text:p>
            <text:p text:style-name="Table_20_Contents">#Log Process Rsync</text:p>
            <text:p text:style-name="Table_20_Contents">LOGFILE="/var/log/rsyncCobaBackup.log"</text:p>
            <text:p text:style-name="Table_20_Contents">#Alamat SMTP Server</text:p>
            <text:p text:style-name="Table_20_Contents">SMTP_SERVER="corp.bm.co.id:587"</text:p>
            <text:p text:style-name="Table_20_Contents">#Alamat pengirim email</text:p>
            <text:p text:style-name="Table_20_Contents">SENDER="ryanta.satya@corp.bm.co.id"</text:p>
            <text:p text:style-name="Table_20_Contents">PASS="itbms321@"</text:p>
            <text:p text:style-name="Table_20_Contents">#Alamat email Penerima</text:p>
            <text:p text:style-name="Table_20_Contents">RECIPIENT="andibimasakti14@gmail.com"</text:p>
            <text:p text:style-name="Table_20_Contents">#Subject ketika backup sukses</text:p>
            <text:p text:style-name="Table_20_Contents">SUBJECT_SUCCESS="(Notif) Backup Process was succesfull "</text:p>
            <text:p text:style-name="Table_20_Contents">#subject ketika backup gagal</text:p>
            <text:p text:style-name="Table_20_Contents">SUBJECT_FAILED="(Alert) Backup Process was Un-Sucessfull "</text:p>
            <text:p text:style-name="Table_20_Contents">#isi email ketika backup sukses</text:p>
            <text:p text:style-name="Table_20_Contents">BODY_SUCCESS="Yeahhh!! Backup Process was successful, you can check log on /var/log/rsyncCobaBackup.log"</text:p>
            <text:p text:style-name="Table_20_Contents">#isi email ketika backup gagal</text:p>
            <text:p text:style-name="Table_20_Contents">BODY_FAILED="Sorry!! Backup Process was Un-successful, you can check log on /var/log/rsyncCobaBackup.log"</text:p>
            <text:p text:style-name="Table_20_Contents">CHARSET="utf-8"</text:p>
            <text:p text:style-name="Table_20_Contents"/>
            <text:p text:style-name="Table_20_Contents">#proses rsync</text:p>
            <text:p text:style-name="Table_20_Contents">rsync -av $SOURCE -e "ssh" $DESTINATION &gt; $LOGFILE</text:p>
            <text:p text:style-name="Table_20_Contents"><text:soft-page-break/>#rsync -avhq -e "ssh -p 22221" $SOURCE $DESTINATION --log-file=$LOGFILE</text:p>
            <text:p text:style-name="Table_20_Contents">SUCCESS=$?</text:p>
            <text:p text:style-name="Table_20_Contents">echo $SUCCESS</text:p>
            <text:p text:style-name="Table_20_Contents"/>
            <text:p text:style-name="Table_20_Contents">#Email Notification</text:p>
            <text:p text:style-name="Table_20_Contents">if [ "${SUCCESS}" = "0" ]; then</text:p>
            <text:p text:style-name="Table_20_Contents">echo "Backup Process was Successful"</text:p>
            <text:p text:style-name="Table_20_Contents">echo "Sending Email..."</text:p>
            <text:p text:style-name="Table_20_Contents">echo "$BODY_SUCCESS" | sendemail -f $SENDER -t $RECIPIENT -u $SUBJECT_SUCCESS -s $SMTP_SERVER -xu $SENDER -xp $PASS -m $BODY_SUCESS -v -o message-charset=$CHARSET</text:p>
            <text:p text:style-name="Table_20_Contents">echo "Email Sent"</text:p>
            <text:p text:style-name="Table_20_Contents">else</text:p>
            <text:p text:style-name="Table_20_Contents">echo "Backup Process was UN-SUCCESSFUL"</text:p>
            <text:p text:style-name="Table_20_Contents">echo "Sending Email..."</text:p>
            <text:p text:style-name="Table_20_Contents">echo "$BODY_FAILED" | sendemail -f $SENDER -t $RECIPIENT -u $SUBJECT_FAILED -s $SMTP_SERVER -xu $SENDER -xp $PASS -m $BODY_FAILED -v -o message-charset=$CHARSET</text:p>
            <text:p text:style-name="Table_20_Contents">echo "Email Sent."</text:p>
            <text:p text:style-name="Table_20_Contents">exit 1</text:p>
            <text:p text:style-name="Table_20_Contents"/>
            <text:p text:style-name="Table_20_Contents">fi</text:p>
            <text:p text:style-name="Table_20_Contents">#END</text:p>
          </table:table-cell>
        </table:table-row>
      </table:table>
      <text:p text:style-name="P4"/>
      <text:p text:style-name="P4"/>
      <text:p text:style-name="P4"/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6T12:58:47.173285493</meta:creation-date>
    <meta:editing-duration>PT1H14M44S</meta:editing-duration>
    <meta:editing-cycles>2</meta:editing-cycles>
    <meta:generator>LibreOffice/6.0.3.2$Linux_X86_64 LibreOffice_project/00m0$Build-2</meta:generator>
    <dc:date>2018-06-16T14:53:45.383285763</dc:date>
    <meta:document-statistic meta:table-count="1" meta:image-count="0" meta:object-count="0" meta:page-count="2" meta:paragraph-count="74" meta:word-count="296" meta:character-count="2436" meta:non-whitespace-character-count="2214"/>
  </office:meta>
</office:document-meta>
</file>